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cc33" draw:textarea-horizontal-align="justify" draw:textarea-vertical-align="middle" draw:auto-grow-height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3cm" svg:stroke-color="#ff33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4cm" svg:height="0.254cm" svg:x="5.18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694cm" svg:y="11.2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487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087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595cm" svg:y="10.2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388cm" svg:y="11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296cm" svg:y="10.0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897cm" svg:y="9.5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961cm" svg:y="1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5.469cm" svg:y="11.1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262cm" svg:y="11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862cm" svg:y="10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37cm" svg:y="10.1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163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071cm" svg:y="9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672cm" svg:y="9.4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597cm" svg:y="9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198cm" svg:y="8.6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172cm" svg:y="9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773cm" svg:y="8.6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4" draw:text-style-name="P4" draw:layer="layout" svg:x1="17.8cm" svg:y1="6.358cm" svg:x2="18.136cm" svg:y2="7.082cm">
          <text:p/>
        </draw:line>
        <draw:line draw:style-name="gr4" draw:text-style-name="P4" draw:layer="layout" svg:x1="17.8cm" svg:y1="6.358cm" svg:x2="18.136cm" svg:y2="7.082cm">
          <text:p/>
        </draw:line>
        <draw:line draw:style-name="gr4" draw:text-style-name="P4" draw:layer="layout" svg:x1="15.895cm" svg:y1="7.37cm" svg:x2="16.146cm" svg:y2="8.033cm">
          <text:p/>
        </draw:line>
        <draw:line draw:style-name="gr4" draw:text-style-name="P4" draw:layer="layout" svg:x1="16.611cm" svg:y1="7.06cm" svg:x2="16.911cm" svg:y2="7.543cm">
          <text:p/>
        </draw:line>
        <draw:line draw:style-name="gr4" draw:text-style-name="P4" draw:layer="layout" svg:x1="17.098cm" svg:y1="6.552cm" svg:x2="17.434cm" svg:y2="7.276cm">
          <text:p/>
        </draw:line>
        <draw:line draw:style-name="gr4" draw:text-style-name="P4" draw:layer="layout" svg:x1="18.468cm" svg:y1="6.046cm" svg:x2="18.953cm" svg:y2="6.77cm">
          <text:p/>
        </draw:line>
        <draw:line draw:style-name="gr4" draw:text-style-name="P4" draw:layer="layout" svg:x1="17.8cm" svg:y1="6.358cm" svg:x2="18.136cm" svg:y2="7.082cm">
          <text:p/>
        </draw:line>
        <draw:line draw:style-name="gr4" draw:text-style-name="P4" draw:layer="layout" svg:x1="18.992cm" svg:y1="5.548cm" svg:x2="19.722cm" svg:y2="6.489cm">
          <text:p/>
        </draw:line>
        <draw:line draw:style-name="gr4" draw:text-style-name="P4" draw:layer="layout" svg:x1="19.694cm" svg:y1="5.347cm" svg:x2="20.226cm" svg:y2="6.029cm">
          <text:p/>
        </draw:line>
        <draw:line draw:style-name="gr4" draw:text-style-name="P4" draw:layer="layout" svg:x1="20.268cm" svg:y1="4.837cm" svg:x2="20.728cm" svg:y2="5.274cm">
          <text:p/>
        </draw:line>
        <draw:line draw:style-name="gr4" draw:text-style-name="P4" draw:layer="layout" svg:x1="20.702cm" svg:y1="3.943cm" svg:x2="21.242cm" svg:y2="4.495cm">
          <text:p/>
        </draw:line>
        <draw:line draw:style-name="gr4" draw:text-style-name="P4" draw:layer="layout" svg:x1="20.982cm" svg:y1="3.458cm" svg:x2="22.003cm" svg:y2="3.977cm">
          <text:p/>
        </draw:line>
        <draw:custom-shape draw:style-name="gr1" draw:text-style-name="P1" draw:layer="layout" svg:width="0.254cm" svg:height="0.254cm" svg:x="16.467cm" svg:y="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6.975cm" svg:y="6.4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5.768cm" svg:y="7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8.368cm" svg:y="5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8.876cm" svg:y="5.4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669cm" svg:y="6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9.577cm" svg:y="5.2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178cm" svg:y="4.7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594cm" svg:y="3.8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848cm" svg:y="3.3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356cm" svg:y="2.8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61cm" svg:y="2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2.372cm" svg:y="2.0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784cm" svg:y="7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306cm" svg:y="7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022cm" svg:y="7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816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578cm" svg:y="6.3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086cm" svg:y="5.8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594cm" svg:y="5.1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1.10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1.864cm" svg:y="3.8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2.626cm" svg:y="3.5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3.134cm" svg:y="3.0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5.186cm" svg:y="8.3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283cm" svg:height="0.962cm" svg:x="16.432cm" svg:y="3.588cm">
          <draw:text-box>
            <text:p>iteration 1</text:p>
          </draw:text-box>
        </draw:frame>
        <draw:line draw:style-name="gr4" draw:text-style-name="P4" draw:layer="layout" svg:x1="4.864cm" svg:y1="7.617cm" svg:x2="4.27cm" svg:y2="8.705cm">
          <text:p/>
        </draw:line>
        <draw:line draw:style-name="gr4" draw:text-style-name="P4" draw:layer="layout" svg:x1="5.58cm" svg:y1="7.307cm" svg:x2="5.09cm" svg:y2="8.287cm">
          <text:p/>
        </draw:line>
        <draw:line draw:style-name="gr4" draw:text-style-name="P4" draw:layer="layout" svg:x1="6.067cm" svg:y1="6.799cm" svg:x2="5.875cm" svg:y2="7.783cm">
          <text:p/>
        </draw:line>
        <draw:line draw:style-name="gr4" draw:text-style-name="P4" draw:layer="layout" svg:x1="7.477cm" svg:y1="6.281cm" svg:x2="7.088cm" svg:y2="7.302cm">
          <text:p/>
        </draw:line>
        <draw:line draw:style-name="gr4" draw:text-style-name="P4" draw:layer="layout" svg:x1="6.769cm" svg:y1="6.605cm" svg:x2="6.391cm" svg:y2="7.539cm">
          <text:p/>
        </draw:line>
        <draw:line draw:style-name="gr4" draw:text-style-name="P4" draw:layer="layout" svg:x1="7.961cm" svg:y1="5.795cm" svg:x2="7.901cm" svg:y2="7.01cm">
          <text:p/>
        </draw:line>
        <draw:line draw:style-name="gr4" draw:text-style-name="P4" draw:layer="layout" svg:x1="8.663cm" svg:y1="5.594cm" svg:x2="8.673cm" svg:y2="6.759cm">
          <text:p/>
        </draw:line>
        <draw:line draw:style-name="gr4" draw:text-style-name="P4" draw:layer="layout" svg:x1="9.268cm" svg:y1="5.1cm" svg:x2="9.176cm" svg:y2="6.286cm">
          <text:p/>
        </draw:line>
        <draw:line draw:style-name="gr4" draw:text-style-name="P4" draw:layer="layout" svg:x1="9.671cm" svg:y1="4.19cm" svg:x2="9.687cm" svg:y2="5.511cm">
          <text:p/>
        </draw:line>
        <draw:line draw:style-name="gr4" draw:text-style-name="P4" draw:layer="layout" svg:x1="9.951cm" svg:y1="3.705cm" svg:x2="10.203cm" svg:y2="4.757cm">
          <text:p/>
        </draw:line>
        <draw:custom-shape draw:style-name="gr1" draw:text-style-name="P1" draw:layer="layout" svg:width="0.254cm" svg:height="0.254cm" svg:x="5.436cm" svg:y="7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944cm" svg:y="6.6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737cm" svg:y="7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337cm" svg:y="6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845cm" svg:y="5.6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638cm" svg:y="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546cm" svg:y="5.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147cm" svg:y="4.9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563cm" svg:y="4.08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817cm" svg:y="3.5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325cm" svg:y="3.06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579cm" svg:y="2.5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1.341cm" svg:y="2.3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753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75cm" svg:y="7.3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991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785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547cm" svg:y="6.5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969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055cm" svg:y="6.1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563cm" svg:y="5.3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071cm" svg:y="4.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833cm" svg:y="4.08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595cm" svg:y="3.8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103cm" svg:y="3.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155cm" svg:y="8.5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283cm" svg:height="0.962cm" svg:x="4.695cm" svg:y="3.835cm">
          <draw:text-box>
            <text:p>iteration 0</text:p>
          </draw:text-box>
        </draw:frame>
        <draw:line draw:style-name="gr4" draw:text-style-name="P4" draw:layer="layout" svg:x1="4.724cm" svg:y1="15.725cm" svg:x2="5.762cm" svg:y2="15.866cm">
          <text:p/>
        </draw:line>
        <draw:line draw:style-name="gr4" draw:text-style-name="P4" draw:layer="layout" svg:x1="5.44cm" svg:y1="15.415cm" svg:x2="6.301cm" svg:y2="15.626cm">
          <text:p/>
        </draw:line>
        <draw:line draw:style-name="gr4" draw:text-style-name="P4" draw:layer="layout" svg:x1="5.927cm" svg:y1="14.907cm" svg:x2="6.97cm" svg:y2="15.39cm">
          <text:p/>
        </draw:line>
        <draw:line draw:style-name="gr4" draw:text-style-name="P4" draw:layer="layout" svg:x1="7.297cm" svg:y1="14.401cm" svg:x2="8.572cm" svg:y2="14.846cm">
          <text:p/>
        </draw:line>
        <draw:line draw:style-name="gr4" draw:text-style-name="P4" draw:layer="layout" svg:x1="6.629cm" svg:y1="14.713cm" svg:x2="7.783cm" svg:y2="15.077cm">
          <text:p/>
        </draw:line>
        <draw:line draw:style-name="gr4" draw:text-style-name="P4" draw:layer="layout" svg:x1="7.821cm" svg:y1="13.903cm" svg:x2="9.057cm" svg:y2="14.351cm">
          <text:p/>
        </draw:line>
        <draw:line draw:style-name="gr4" draw:text-style-name="P4" draw:layer="layout" svg:x1="8.523cm" svg:y1="13.702cm" svg:x2="9.576cm" svg:y2="13.587cm">
          <text:p/>
        </draw:line>
        <draw:line draw:style-name="gr4" draw:text-style-name="P4" draw:layer="layout" svg:x1="9.097cm" svg:y1="13.192cm" svg:x2="10.06cm" svg:y2="12.816cm">
          <text:p/>
        </draw:line>
        <draw:line draw:style-name="gr4" draw:text-style-name="P4" draw:layer="layout" svg:x1="9.531cm" svg:y1="12.298cm" svg:x2="10.808cm" svg:y2="12.324cm">
          <text:p/>
        </draw:line>
        <draw:line draw:style-name="gr4" draw:text-style-name="P4" draw:layer="layout" svg:x1="9.811cm" svg:y1="11.813cm" svg:x2="11.595cm" svg:y2="12.067cm">
          <text:p/>
        </draw:line>
        <draw:custom-shape draw:style-name="gr1" draw:text-style-name="P1" draw:layer="layout" svg:width="0.254cm" svg:height="0.254cm" svg:x="5.296cm" svg:y="1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804cm" svg:y="14.7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597cm" svg:y="1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197cm" svg:y="14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705cm" svg:y="13.7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498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406cm" svg:y="13.5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007cm" svg:y="13.0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423cm" svg:y="12.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677cm" svg:y="11.68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185cm" svg:y="11.1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439cm" svg:y="10.66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1.201cm" svg:y="10.4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613cm" svg:y="15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135cm" svg:y="15.4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851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645cm" svg:y="14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407cm" svg:y="1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829cm" svg:y="15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915cm" svg:y="14.2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423cm" svg:y="13.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931cm" svg:y="12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693cm" svg:y="12.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455cm" svg:y="11.9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963cm" svg:y="11.4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015cm" svg:y="16.6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482cm" svg:y1="16.02cm" svg:x2="17.024cm" svg:y2="15.926cm">
          <text:p/>
        </draw:line>
        <draw:line draw:style-name="gr4" draw:text-style-name="P4" draw:layer="layout" svg:x1="16.198cm" svg:y1="15.71cm" svg:x2="17.731cm" svg:y2="15.676cm">
          <text:p/>
        </draw:line>
        <draw:line draw:style-name="gr4" draw:text-style-name="P4" draw:layer="layout" svg:x1="16.685cm" svg:y1="15.202cm" svg:x2="18.558cm" svg:y2="15.387cm">
          <text:p/>
        </draw:line>
        <draw:line draw:style-name="gr4" draw:text-style-name="P4" draw:layer="layout" svg:x1="18.055cm" svg:y1="14.696cm" svg:x2="19.809cm" svg:y2="14.666cm">
          <text:p/>
        </draw:line>
        <draw:line draw:style-name="gr4" draw:text-style-name="P4" draw:layer="layout" svg:x1="17.387cm" svg:y1="15.008cm" svg:x2="19.328cm" svg:y2="15.123cm">
          <text:p/>
        </draw:line>
        <draw:line draw:style-name="gr4" draw:text-style-name="P4" draw:layer="layout" svg:x1="18.579cm" svg:y1="14.198cm" svg:x2="20.319cm" svg:y2="13.897cm">
          <text:p/>
        </draw:line>
        <draw:line draw:style-name="gr4" draw:text-style-name="P4" draw:layer="layout" svg:x1="19.281cm" svg:y1="13.997cm" svg:x2="20.829cm" svg:y2="13.131cm">
          <text:p/>
        </draw:line>
        <draw:line draw:style-name="gr4" draw:text-style-name="P4" draw:layer="layout" svg:x1="19.855cm" svg:y1="13.487cm" svg:x2="21.594cm" svg:y2="12.593cm">
          <text:p/>
        </draw:line>
        <draw:line draw:style-name="gr4" draw:text-style-name="P4" draw:layer="layout" svg:x1="20.289cm" svg:y1="12.593cm" svg:x2="22.354cm" svg:y2="12.366cm">
          <text:p/>
        </draw:line>
        <draw:line draw:style-name="gr4" draw:text-style-name="P4" draw:layer="layout" svg:x1="20.569cm" svg:y1="12.108cm" svg:x2="22.869cm" svg:y2="11.856cm">
          <text:p/>
        </draw:line>
        <draw:custom-shape draw:style-name="gr1" draw:text-style-name="P1" draw:layer="layout" svg:width="0.254cm" svg:height="0.254cm" svg:x="16.054cm" svg:y="1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6.562cm" svg:y="15.0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5.355cm" svg:y="15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955cm" svg:y="1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8.463cm" svg:y="14.08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25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9.164cm" svg:y="13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9.765cm" svg:y="13.3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181cm" svg:y="12.48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435cm" svg:y="11.97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943cm" svg:y="11.4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197cm" svg:y="10.96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959cm" svg:y="10.7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371cm" svg:y="16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893cm" svg:y="15.7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5.609cm" svg:y="16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403cm" svg:y="15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165cm" svg:y="14.9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587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673cm" svg:y="14.5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181cm" svg:y="13.7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689cm" svg:y="12.9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1.451cm" svg:y="12.48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2.213cm" svg:y="12.2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2.721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773cm" svg:y="16.97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321cm" svg:height="0.962cm" svg:x="15.842cm" svg:y="11.65cm">
          <draw:text-box>
            <text:p>Iteration 3</text:p>
          </draw:text-box>
        </draw:frame>
        <draw:line draw:style-name="gr4" draw:text-style-name="P4" draw:layer="layout" svg:x1="4.725cm" svg:y1="15.726cm" svg:x2="5.763cm" svg:y2="15.867cm">
          <text:p/>
        </draw:line>
        <draw:line draw:style-name="gr4" draw:text-style-name="P4" draw:layer="layout" svg:x1="5.441cm" svg:y1="15.416cm" svg:x2="6.302cm" svg:y2="15.627cm">
          <text:p/>
        </draw:line>
        <draw:line draw:style-name="gr4" draw:text-style-name="P4" draw:layer="layout" svg:x1="5.928cm" svg:y1="14.908cm" svg:x2="6.971cm" svg:y2="15.391cm">
          <text:p/>
        </draw:line>
        <draw:line draw:style-name="gr4" draw:text-style-name="P4" draw:layer="layout" svg:x1="7.298cm" svg:y1="14.402cm" svg:x2="8.573cm" svg:y2="14.847cm">
          <text:p/>
        </draw:line>
        <draw:line draw:style-name="gr4" draw:text-style-name="P4" draw:layer="layout" svg:x1="6.63cm" svg:y1="14.714cm" svg:x2="7.784cm" svg:y2="15.078cm">
          <text:p/>
        </draw:line>
        <draw:line draw:style-name="gr4" draw:text-style-name="P4" draw:layer="layout" svg:x1="7.822cm" svg:y1="13.904cm" svg:x2="9.058cm" svg:y2="14.352cm">
          <text:p/>
        </draw:line>
        <draw:line draw:style-name="gr4" draw:text-style-name="P4" draw:layer="layout" svg:x1="8.524cm" svg:y1="13.703cm" svg:x2="9.577cm" svg:y2="13.588cm">
          <text:p/>
        </draw:line>
        <draw:line draw:style-name="gr4" draw:text-style-name="P4" draw:layer="layout" svg:x1="9.098cm" svg:y1="13.193cm" svg:x2="10.061cm" svg:y2="12.817cm">
          <text:p/>
        </draw:line>
        <draw:line draw:style-name="gr4" draw:text-style-name="P4" draw:layer="layout" svg:x1="9.532cm" svg:y1="12.299cm" svg:x2="10.809cm" svg:y2="12.325cm">
          <text:p/>
        </draw:line>
        <draw:line draw:style-name="gr4" draw:text-style-name="P4" draw:layer="layout" svg:x1="9.812cm" svg:y1="11.814cm" svg:x2="11.596cm" svg:y2="12.068cm">
          <text:p/>
        </draw:line>
        <draw:custom-shape draw:style-name="gr1" draw:text-style-name="P1" draw:layer="layout" svg:width="0.254cm" svg:height="0.254cm" svg:x="5.297cm" svg:y="1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805cm" svg:y="14.7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598cm" svg:y="15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198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706cm" svg:y="13.7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499cm" svg:y="14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407cm" svg:y="13.5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008cm" svg:y="13.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424cm" svg:y="12.1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678cm" svg:y="11.6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186cm" svg:y="11.1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44cm" svg:y="10.6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1.202cm" svg:y="10.4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614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136cm" svg:y="15.4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852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646cm" svg:y="14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408cm" svg:y="14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83cm" svg:y="15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916cm" svg:y="14.2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424cm" svg:y="13.46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932cm" svg:y="12.6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694cm" svg:y="12.1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456cm" svg:y="11.9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964cm" svg:y="11.42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016cm" svg:y="16.6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283cm" svg:height="0.962cm" svg:x="5.173cm" svg:y="11.738cm">
          <draw:text-box>
            <text:p>iteration 2</text:p>
          </draw:text-box>
        </draw:frame>
        <draw:line draw:style-name="gr6" draw:text-style-name="P4" draw:layer="layout" svg:x1="13.259cm" svg:y1="1.705cm" svg:x2="13.259cm" svg:y2="18.609cm">
          <text:p/>
        </draw:line>
        <draw:line draw:style-name="gr6" draw:text-style-name="P4" draw:layer="layout" svg:x1="2.158cm" svg:y1="9.901cm" svg:x2="24.577cm" svg:y2="9.901cm">
          <text:p/>
        </draw:line>
        <draw:custom-shape draw:style-name="gr2" draw:text-style-name="P2" draw:layer="layout" svg:width="0.254cm" svg:height="0.254cm" svg:x="7.456cm" svg:y="18.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138cm" svg:y="18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509cm" svg:height="0.962cm" svg:x="4.439cm" svg:y="18.509cm">
          <draw:text-box>
            <text:p>Race 1</text:p>
          </draw:text-box>
        </draw:frame>
        <draw:frame draw:style-name="gr7" draw:text-style-name="P5" draw:layer="layout" svg:width="2.509cm" svg:height="0.962cm" svg:x="7.739cm" svg:y="18.571cm">
          <draw:text-box>
            <text:p>Race 2</text:p>
          </draw:text-box>
        </draw:frame>
        <draw:line draw:style-name="gr4" draw:text-style-name="P4" draw:layer="layout" svg:x1="11.554cm" svg:y1="18.756cm" svg:x2="11.17cm" svg:y2="19.405cm">
          <text:p/>
        </draw:line>
        <draw:frame draw:style-name="gr7" draw:text-style-name="P5" draw:layer="layout" svg:width="6.839cm" svg:height="0.962cm" svg:x="11.856cm" svg:y="18.542cm">
          <draw:text-box>
            <text:p>Distance point-to-point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4" draw:text-style-name="P4" draw:layer="layout" svg:x1="22.857cm" svg:y1="3.612cm" svg:x2="23.362cm" svg:y2="4.665cm">
          <text:p/>
        </draw:line>
        <draw:line draw:style-name="gr4" draw:text-style-name="P4" draw:layer="layout" svg:x1="17.972cm" svg:y1="7.738cm" svg:x2="17.482cm" svg:y2="8.718cm">
          <text:p/>
        </draw:line>
        <draw:line draw:style-name="gr4" draw:text-style-name="P4" draw:layer="layout" svg:x1="18.459cm" svg:y1="7.23cm" svg:x2="18.267cm" svg:y2="8.214cm">
          <text:p/>
        </draw:line>
        <draw:line draw:style-name="gr4" draw:text-style-name="P4" draw:layer="layout" svg:x1="19.869cm" svg:y1="6.712cm" svg:x2="19.48cm" svg:y2="7.733cm">
          <text:p/>
        </draw:line>
        <draw:line draw:style-name="gr4" draw:text-style-name="P4" draw:layer="layout" svg:x1="19.161cm" svg:y1="7.036cm" svg:x2="18.783cm" svg:y2="7.97cm">
          <text:p/>
        </draw:line>
        <draw:line draw:style-name="gr4" draw:text-style-name="P4" draw:layer="layout" svg:x1="20.353cm" svg:y1="6.226cm" svg:x2="20.293cm" svg:y2="7.441cm">
          <text:p/>
        </draw:line>
        <draw:line draw:style-name="gr4" draw:text-style-name="P4" draw:layer="layout" svg:x1="21.055cm" svg:y1="6.025cm" svg:x2="21.065cm" svg:y2="7.19cm">
          <text:p/>
        </draw:line>
        <draw:line draw:style-name="gr4" draw:text-style-name="P4" draw:layer="layout" svg:x1="21.66cm" svg:y1="5.531cm" svg:x2="21.568cm" svg:y2="6.717cm">
          <text:p/>
        </draw:line>
        <draw:line draw:style-name="gr4" draw:text-style-name="P4" draw:layer="layout" svg:x1="22.063cm" svg:y1="4.621cm" svg:x2="22.079cm" svg:y2="5.942cm">
          <text:p/>
        </draw:line>
        <draw:line draw:style-name="gr4" draw:text-style-name="P4" draw:layer="layout" svg:x1="22.343cm" svg:y1="4.136cm" svg:x2="22.595cm" svg:y2="5.188cm">
          <text:p/>
        </draw:line>
        <draw:custom-shape draw:style-name="gr1" draw:text-style-name="P1" draw:layer="layout" svg:width="0.254cm" svg:height="0.254cm" svg:x="17.828cm" svg:y="7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8.336cm" svg:y="7.1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129cm" svg:y="7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9.729cm" svg:y="6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237cm" svg:y="6.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9.03cm" svg:y="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938cm" svg:y="5.9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539cm" svg:y="5.4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955cm" svg:y="4.5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2.209cm" svg:y="4.0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2.717cm" svg:y="3.4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2.971cm" svg:y="2.9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3.733cm" svg:y="2.7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145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667cm" svg:y="7.8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383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177cm" svg:y="7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939cm" svg:y="7.0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361cm" svg:y="7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1.447cm" svg:y="6.5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1.955cm" svg:y="5.7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2.463cm" svg:y="5.02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3.225cm" svg:y="4.5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3.987cm" svg:y="4.2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4.495cm" svg:y="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547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283cm" svg:height="0.962cm" svg:x="17.793cm" svg:y="4.266cm">
          <draw:text-box>
            <text:p>iteration 5</text:p>
          </draw:text-box>
        </draw:frame>
        <draw:line draw:style-name="gr4" draw:text-style-name="P4" draw:layer="layout" svg:x1="10.952cm" svg:y1="3.507cm" svg:x2="10.679cm" svg:y2="5.065cm">
          <text:p/>
        </draw:line>
        <draw:line draw:style-name="gr4" draw:text-style-name="P4" draw:layer="layout" svg:x1="6.067cm" svg:y1="7.633cm" svg:x2="4.763cm" svg:y2="9.056cm">
          <text:p/>
        </draw:line>
        <draw:line draw:style-name="gr4" draw:text-style-name="P4" draw:layer="layout" svg:x1="6.554cm" svg:y1="7.125cm" svg:x2="5.58cm" svg:y2="8.635cm">
          <text:p/>
        </draw:line>
        <draw:line draw:style-name="gr4" draw:text-style-name="P4" draw:layer="layout" svg:x1="7.964cm" svg:y1="6.607cm" svg:x2="6.85cm" svg:y2="7.875cm">
          <text:p/>
        </draw:line>
        <draw:line draw:style-name="gr4" draw:text-style-name="P4" draw:layer="layout" svg:x1="7.256cm" svg:y1="6.931cm" svg:x2="6.335cm" svg:y2="8.121cm">
          <text:p/>
        </draw:line>
        <draw:line draw:style-name="gr4" draw:text-style-name="P4" draw:layer="layout" svg:x1="8.448cm" svg:y1="6.121cm" svg:x2="7.557cm" svg:y2="7.63cm">
          <text:p/>
        </draw:line>
        <draw:line draw:style-name="gr4" draw:text-style-name="P4" draw:layer="layout" svg:x1="9.15cm" svg:y1="5.92cm" svg:x2="8.38cm" svg:y2="7.332cm">
          <text:p/>
        </draw:line>
        <draw:line draw:style-name="gr4" draw:text-style-name="P4" draw:layer="layout" svg:x1="9.755cm" svg:y1="5.426cm" svg:x2="9.121cm" svg:y2="7.086cm">
          <text:p/>
        </draw:line>
        <draw:line draw:style-name="gr4" draw:text-style-name="P4" draw:layer="layout" svg:x1="10.158cm" svg:y1="4.516cm" svg:x2="9.664cm" svg:y2="6.581cm">
          <text:p/>
        </draw:line>
        <draw:line draw:style-name="gr4" draw:text-style-name="P4" draw:layer="layout" svg:x1="10.438cm" svg:y1="4.031cm" svg:x2="10.158cm" svg:y2="5.849cm">
          <text:p/>
        </draw:line>
        <draw:custom-shape draw:style-name="gr1" draw:text-style-name="P1" draw:layer="layout" svg:width="0.254cm" svg:height="0.254cm" svg:x="5.923cm" svg:y="7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431cm" svg:y="7.0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224cm" svg:y="7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824cm" svg:y="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332cm" svg:y="6.0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125cm" svg:y="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033cm" svg:y="5.8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634cm" svg:y="5.3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05cm" svg:y="4.4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304cm" svg:y="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812cm" svg:y="3.3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1.066cm" svg:y="2.8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1.828cm" svg:y="2.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4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762cm" svg:y="7.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47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272cm" svg:y="7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034cm" svg:y="6.9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456cm" svg:y="7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542cm" svg:y="6.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05cm" svg:y="5.6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558cm" svg:y="4.9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32cm" svg:y="4.4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082cm" svg:y="4.1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59cm" svg:y="3.6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642cm" svg:y="8.8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283cm" svg:height="0.962cm" svg:x="5.417cm" svg:y="4.161cm">
          <draw:text-box>
            <text:p>iteration 4</text:p>
          </draw:text-box>
        </draw:frame>
        <draw:line draw:style-name="gr4" draw:text-style-name="P4" draw:layer="layout" svg:x1="8.857cm" svg:y1="11.688cm" svg:x2="10.139cm" svg:y2="12.466cm">
          <text:p/>
        </draw:line>
        <draw:line draw:style-name="gr4" draw:text-style-name="P4" draw:layer="layout" svg:x1="3.972cm" svg:y1="15.814cm" svg:x2="4.287cm" svg:y2="16.293cm">
          <text:p/>
        </draw:line>
        <draw:line draw:style-name="gr4" draw:text-style-name="P4" draw:layer="layout" svg:x1="4.459cm" svg:y1="15.306cm" svg:x2="4.789cm" svg:y2="16.023cm">
          <text:p/>
        </draw:line>
        <draw:line draw:style-name="gr4" draw:text-style-name="P4" draw:layer="layout" svg:x1="5.869cm" svg:y1="14.788cm" svg:x2="6.339cm" svg:y2="15.526cm">
          <text:p/>
        </draw:line>
        <draw:line draw:style-name="gr4" draw:text-style-name="P4" draw:layer="layout" svg:x1="5.161cm" svg:y1="15.112cm" svg:x2="5.497cm" svg:y2="15.817cm">
          <text:p/>
        </draw:line>
        <draw:line draw:style-name="gr4" draw:text-style-name="P4" draw:layer="layout" svg:x1="6.353cm" svg:y1="14.302cm" svg:x2="7.063cm" svg:y2="15.245cm">
          <text:p/>
        </draw:line>
        <draw:line draw:style-name="gr4" draw:text-style-name="P4" draw:layer="layout" svg:x1="7.055cm" svg:y1="14.101cm" svg:x2="7.592cm" svg:y2="14.759cm">
          <text:p/>
        </draw:line>
        <draw:line draw:style-name="gr4" draw:text-style-name="P4" draw:layer="layout" svg:x1="7.66cm" svg:y1="13.607cm" svg:x2="8.1cm" svg:y2="13.992cm">
          <text:p/>
        </draw:line>
        <draw:line draw:style-name="gr4" draw:text-style-name="P4" draw:layer="layout" svg:x1="8.063cm" svg:y1="12.697cm" svg:x2="8.586cm" svg:y2="13.232cm">
          <text:p/>
        </draw:line>
        <draw:line draw:style-name="gr4" draw:text-style-name="P4" draw:layer="layout" svg:x1="8.343cm" svg:y1="12.212cm" svg:x2="9.38cm" svg:y2="12.724cm">
          <text:p/>
        </draw:line>
        <draw:custom-shape draw:style-name="gr1" draw:text-style-name="P1" draw:layer="layout" svg:width="0.254cm" svg:height="0.254cm" svg:x="3.828cm" svg:y="1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336cm" svg:y="15.18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.129cm" svg:y="1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729cm" svg:y="14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237cm" svg:y="14.1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03cm" svg:y="1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938cm" svg:y="13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539cm" svg:y="13.4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955cm" svg:y="12.5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209cm" svg:y="12.0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717cm" svg:y="11.5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971cm" svg:y="11.0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733cm" svg:y="10.8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145cm" svg:y="16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667cm" svg:y="15.8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383cm" svg:y="16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177cm" svg:y="1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939cm" svg:y="15.0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361cm" svg:y="1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447cm" svg:y="14.62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955cm" svg:y="13.8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8.463cm" svg:y="13.0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225cm" svg:y="12.5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987cm" svg:y="12.3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495cm" svg:y="11.8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547cm" svg:y="17.0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283cm" svg:height="0.962cm" svg:x="3.558cm" svg:y="12.342cm">
          <draw:text-box>
            <text:p>iteration 6</text:p>
          </draw:text-box>
        </draw:frame>
        <draw:custom-shape draw:style-name="gr2" draw:text-style-name="P2" draw:layer="layout" svg:width="0.254cm" svg:height="0.254cm" svg:x="18.451cm" svg:y="17.0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5.133cm" svg:y="17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509cm" svg:height="0.962cm" svg:x="15.434cm" svg:y="16.642cm">
          <draw:text-box>
            <text:p>Race 1</text:p>
          </draw:text-box>
        </draw:frame>
        <draw:frame draw:style-name="gr7" draw:text-style-name="P5" draw:layer="layout" svg:width="2.509cm" svg:height="0.962cm" svg:x="18.734cm" svg:y="16.704cm">
          <draw:text-box>
            <text:p>Race 2</text:p>
          </draw:text-box>
        </draw:frame>
        <draw:line draw:style-name="gr4" draw:text-style-name="P4" draw:layer="layout" svg:x1="15.434cm" svg:y1="18.007cm" svg:x2="15.05cm" svg:y2="18.656cm">
          <text:p/>
        </draw:line>
        <draw:frame draw:style-name="gr7" draw:text-style-name="P5" draw:layer="layout" svg:width="6.839cm" svg:height="0.962cm" svg:x="15.736cm" svg:y="17.793cm">
          <draw:text-box>
            <text:p>Distance point-to-point</text:p>
          </draw:text-box>
        </draw:frame>
        <draw:frame draw:style-name="gr5" draw:text-style-name="P5" draw:layer="layout" svg:width="3.283cm" svg:height="0.962cm" svg:x="15.73cm" svg:y="12.284cm">
          <draw:text-box>
            <text:p>iteration 7</text:p>
          </draw:text-box>
        </draw:frame>
        <draw:frame draw:style-name="gr5" draw:text-style-name="P5" draw:layer="layout" svg:width="1.526cm" svg:height="0.962cm" svg:x="18.935cm" svg:y="13.49cm">
          <draw:text-box>
            <text:p>...</text:p>
          </draw:text-box>
        </draw:frame>
        <draw:line draw:style-name="gr6" draw:text-style-name="P4" draw:layer="layout" svg:x1="14.16cm" svg:y1="1.705cm" svg:x2="14.16cm" svg:y2="18.609cm">
          <text:p/>
        </draw:line>
        <draw:line draw:style-name="gr6" draw:text-style-name="P4" draw:layer="layout" svg:x1="2.159cm" svg:y1="9.901cm" svg:x2="24.578cm" svg:y2="9.901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7T09:42:16.753236534</meta:creation-date>
    <dc:date>2019-06-16T18:14:17.662250176</dc:date>
    <meta:editing-duration>PT49M1S</meta:editing-duration>
    <meta:editing-cycles>9</meta:editing-cycles>
    <meta:generator>LibreOffice/5.2.7.2$Linux_X86_64 LibreOffice_project/20m0$Build-2</meta:generator>
    <meta:document-statistic meta:object-count="362"/>
  </office:meta>
</office:document-meta>
</file>